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ype 20: The nature retrotype</text:p>
      <text:p text:style-name="Standard">RGB</text:p>
      <text:p text:style-name="Standard">R145 <text:s/>G154 <text:s/>B113</text:p>
      <text:p text:style-name="Standard">R237 G240 B217</text:p>
      <text:p text:style-name="Standard">R69 <text:s/>G87 <text:s/>B58</text:p>
      <text:p text:style-name="Standard">R230 <text:s/>G180 <text:s/>B81<text:bookmark text:name="_GoBack"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risnik</meta:initial-creator>
    <dc:creator>korisnik</dc:creator>
    <meta:editing-cycles>2</meta:editing-cycles>
    <meta:creation-date>2024-08-20T10:38:00</meta:creation-date>
    <dc:date>2024-08-20T10:38:00</dc:date>
    <meta:editing-duration>P0D</meta:editing-duration>
    <meta:generator>LibreOffice/7.3.7.2$Linux_X86_64 LibreOffice_project/e114eadc50a9ff8d8c8a0567d6da8f454beeb84f</meta:generator>
    <meta:document-statistic meta:table-count="0" meta:image-count="0" meta:object-count="0" meta:page-count="1" meta:paragraph-count="6" meta:word-count="18" meta:character-count="90" meta:non-whitespace-character-count="72"/>
    <meta:user-defined meta:name="AppVersion">15.0000</meta:user-defined>
    <meta:template xlink:type="simple" xlink:actuate="onRequest" xlink:title="Normal.dotm" xlink:href=""/>
  </office:meta>
</office:document-meta>
</file>